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7.491cm" fo:margin-left="0cm" table:align="left"/>
    </style:style>
    <style:style style:name="Table1.A" style:family="table-column">
      <style:table-column-properties style:column-width="2.004cm"/>
    </style:style>
    <style:style style:name="Table1.B" style:family="table-column">
      <style:table-column-properties style:column-width="4.288cm"/>
    </style:style>
    <style:style style:name="Table1.C" style:family="table-column">
      <style:table-column-properties style:column-width="2.506cm"/>
    </style:style>
    <style:style style:name="Table1.D" style:family="table-column">
      <style:table-column-properties style:column-width="4.099cm"/>
    </style:style>
    <style:style style:name="Table1.E" style:family="table-column">
      <style:table-column-properties style:column-width="4.59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2" style:family="table-row">
      <style:table-row-properties style:min-row-height="0.871cm"/>
    </style:style>
    <style:style style:name="Table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3" style:family="table-row">
      <style:table-row-properties style:min-row-height="1.699cm"/>
    </style:style>
    <style:style style:name="Table1.4" style:family="table-row">
      <style:table-row-properties style:min-row-height="3.314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3fab06" officeooo:paragraph-rsid="003fab0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40f68f" officeooo:paragraph-rsid="0040f68f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officeooo:paragraph-rsid="003f564d" style:font-size-asian="14pt" style:font-size-complex="14pt"/>
    </style:style>
    <style:style style:name="P14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6" style:family="paragraph" style:parent-style-name="Standard">
      <style:text-properties fo:font-size="14pt" officeooo:paragraph-rsid="001e3ac3" style:font-size-asian="14pt" style:font-size-complex="14pt"/>
    </style:style>
    <style:style style:name="P17" style:family="paragraph" style:parent-style-name="Standard">
      <style:text-properties officeooo:paragraph-rsid="001e3ac3"/>
    </style:style>
    <style:style style:name="P18" style:family="paragraph" style:parent-style-name="Standard">
      <style:paragraph-properties fo:text-align="center" style:justify-single-word="false"/>
      <style:text-properties officeooo:paragraph-rsid="001e3ac3"/>
    </style:style>
    <style:style style:name="P19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5pt" fo:font-weight="normal" officeooo:rsid="003fab06" officeooo:paragraph-rsid="003fab06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2" style:family="paragraph" style:parent-style-name="Standard"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24" style:family="paragraph" style:parent-style-name="Text_20_body">
      <style:paragraph-properties fo:text-align="start" style:justify-single-word="false"/>
      <style:text-properties fo:font-size="15pt" fo:font-weight="normal" officeooo:rsid="00209ccf" officeooo:paragraph-rsid="00209ccf" style:font-size-asian="15pt" style:font-weight-asian="normal" style:font-size-complex="15pt" style:font-weight-complex="normal"/>
    </style:style>
    <style:style style:name="P25" style:family="paragraph" style:parent-style-name="Text_20_body">
      <style:paragraph-properties fo:line-height="150%" fo:text-align="end" style:justify-single-word="false"/>
      <style:text-properties officeooo:paragraph-rsid="00209ccf"/>
    </style:style>
    <style:style style:name="P26" style:family="paragraph" style:parent-style-name="Table_20_Contents">
      <style:paragraph-properties fo:text-align="center" style:justify-single-word="false"/>
      <style:text-properties fo:font-size="15pt" officeooo:rsid="001e4ee0" officeooo:paragraph-rsid="001e4ee0" style:font-size-asian="13.1000003814697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fo:font-size="15pt" officeooo:rsid="0037b0b2" officeooo:paragraph-rsid="0037b0b2" style:font-size-asian="13.1000003814697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fo:font-size="15pt" officeooo:rsid="0037b0b2" officeooo:paragraph-rsid="00398cc9" style:font-size-asian="13.1000003814697pt" style:font-size-complex="15pt"/>
    </style:style>
    <style:style style:name="P30" style:family="paragraph" style:parent-style-name="Table_20_Contents">
      <style:paragraph-properties fo:text-align="center" style:justify-single-word="false"/>
      <style:text-properties fo:font-size="15pt" officeooo:rsid="00398cc9" officeooo:paragraph-rsid="00398cc9" style:font-size-asian="13.1000003814697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font-size="15pt" officeooo:rsid="0039c9e1" officeooo:paragraph-rsid="0039c9e1" style:font-size-asian="13.1000003814697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font-size="15pt" officeooo:rsid="003af2dc" officeooo:paragraph-rsid="003af2dc" style:font-size-asian="13.1000003814697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officeooo:rsid="003b6607" officeooo:paragraph-rsid="003b6607" style:font-size-asian="13.1000003814697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officeooo:rsid="003b6607" officeooo:paragraph-rsid="003daedf" style:font-size-asian="13.1000003814697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font-size="15pt" officeooo:rsid="003c0e46" officeooo:paragraph-rsid="003c0e46" style:font-size-asian="13.1000003814697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fo:font-size="15pt" officeooo:rsid="003daedf" officeooo:paragraph-rsid="003daedf" style:font-size-asian="13.1000003814697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fo:font-size="15pt" officeooo:rsid="003daedf" officeooo:paragraph-rsid="003f3d68" style:font-size-asian="13.1000003814697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officeooo:rsid="003f3d68" officeooo:paragraph-rsid="003f3d68" style:font-size-asian="13.1000003814697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officeooo:rsid="0037b0b2" officeooo:paragraph-rsid="0037b0b2"/>
    </style:style>
    <style:style style:name="P40" style:family="paragraph" style:parent-style-name="Text_20_body">
      <style:paragraph-properties fo:text-align="start" style:justify-single-word="false"/>
      <style:text-properties fo:font-size="15pt" officeooo:rsid="001f8703" officeooo:paragraph-rsid="001f8703" style:font-size-asian="15pt" style:font-size-complex="15pt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42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fo:font-size="15pt" fo:font-weight="normal" officeooo:rsid="004234b3" officeooo:paragraph-rsid="004234b3" style:font-size-asian="13.1000003814697pt" style:font-weight-asian="normal" style:font-size-complex="15pt" style:font-weight-complex="normal"/>
    </style:style>
    <style:style style:name="P44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40f68f" officeooo:paragraph-rsid="0040f68f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4234b3" officeooo:paragraph-rsid="004234b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4234b3" officeooo:paragraph-rsid="00432d33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37b0b2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28ca2e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 fo:text-align="start" style:justify-single-word="false" fo:break-before="page"/>
      <style:text-properties fo:color="#000000" fo:font-size="14pt" fo:font-weight="bold" officeooo:rsid="00270faa" officeooo:paragraph-rsid="00299ba9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 fo:text-align="start" style:justify-single-word="false" fo:break-before="page"/>
      <style:text-properties fo:color="#000000" fo:font-size="15pt" fo:font-weight="normal" officeooo:rsid="004234b3" officeooo:paragraph-rsid="004234b3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line-height="150%" fo:text-align="start" style:justify-single-word="false" fo:break-before="page"/>
      <style:text-properties fo:font-size="14pt" officeooo:paragraph-rsid="003fab06" style:font-size-asian="14pt" style:font-size-complex="14pt"/>
    </style:style>
    <style:style style:name="P52" style:family="paragraph" style:parent-style-name="Standard">
      <style:paragraph-properties fo:break-before="page"/>
      <style:text-properties fo:font-size="14pt" fo:font-weight="bold" officeooo:rsid="00299ba9" officeooo:paragraph-rsid="00299ba9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37b0b2" style:font-size-asian="12.25pt" style:font-weight-asian="normal" style:font-size-complex="14pt" style:font-weight-complex="normal"/>
    </style:style>
    <style:style style:name="T6" style:family="text">
      <style:text-properties fo:text-transform="uppercase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1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2" style:family="text">
      <style:text-properties fo:color="#000000" fo:font-size="14pt" fo:font-weight="bold" officeooo:rsid="0037b0b2" style:font-size-asian="14pt" style:font-weight-asian="bold" style:font-size-complex="14pt"/>
    </style:style>
    <style:style style:name="T13" style:family="text">
      <style:text-properties fo:color="#000000" fo:font-size="14pt" officeooo:rsid="001cd06f" style:font-size-asian="14pt" style:font-size-complex="14pt"/>
    </style:style>
    <style:style style:name="T14" style:family="text">
      <style:text-properties fo:color="#000000" fo:font-size="14pt" officeooo:rsid="001e3ac3" style:font-size-asian="14pt" style:font-size-complex="14pt"/>
    </style:style>
    <style:style style:name="T15" style:family="text">
      <style:text-properties fo:color="#000000" fo:font-size="14pt" officeooo:rsid="0036152b" style:font-size-asian="14pt" style:font-size-complex="14pt"/>
    </style:style>
    <style:style style:name="T16" style:family="text">
      <style:text-properties fo:color="#000000" fo:font-weight="bold" officeooo:rsid="001e3ac3" style:font-weight-asian="bold" style:font-weight-complex="bold"/>
    </style:style>
    <style:style style:name="T17" style:family="text">
      <style:text-properties fo:color="#000000" fo:font-weight="bold" officeooo:rsid="00270faa" style:font-weight-asian="bold" style:font-weight-complex="bold"/>
    </style:style>
    <style:style style:name="T18" style:family="text">
      <style:text-properties fo:color="#000000" fo:font-weight="bold" officeooo:rsid="003fab06" style:font-weight-asian="bold" style:font-weight-complex="bold"/>
    </style:style>
    <style:style style:name="T19" style:family="text">
      <style:text-properties fo:color="#000000" fo:font-weight="bold" officeooo:rsid="004234b3" style:font-weight-asian="bold" style:font-weight-complex="bold"/>
    </style:style>
    <style:style style:name="T20" style:family="text">
      <style:text-properties fo:color="#000000" officeooo:rsid="001e3ac3"/>
    </style:style>
    <style:style style:name="T21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22" style:family="text">
      <style:text-properties fo:color="#000000" officeooo:rsid="0028ca2e"/>
    </style:style>
    <style:style style:name="T23" style:family="text">
      <style:text-properties fo:color="#000000" officeooo:rsid="0028e22a"/>
    </style:style>
    <style:style style:name="T24" style:family="text">
      <style:text-properties fo:color="#000000" officeooo:rsid="00299ba9"/>
    </style:style>
    <style:style style:name="T25" style:family="text">
      <style:text-properties fo:color="#000000" officeooo:rsid="0032ba0c"/>
    </style:style>
    <style:style style:name="T26" style:family="text">
      <style:text-properties fo:color="#000000" officeooo:rsid="003f564d"/>
    </style:style>
    <style:style style:name="T27" style:family="text">
      <style:text-properties fo:color="#000000" fo:font-size="20pt" fo:font-weight="bold" officeooo:rsid="003fab06" style:font-size-asian="20pt" style:font-weight-asian="bold" style:font-size-complex="20pt" style:font-weight-complex="bold"/>
    </style:style>
    <style:style style:name="T28" style:family="text">
      <style:text-properties fo:color="#000000" fo:font-size="20pt" fo:font-weight="bold" officeooo:rsid="00270faa" style:font-size-asian="20pt" style:font-weight-asian="bold" style:font-size-complex="20pt" style:font-weight-complex="bold"/>
    </style:style>
    <style:style style:name="T29" style:family="text">
      <style:text-properties fo:color="#000000" officeooo:rsid="0040f68f"/>
    </style:style>
    <style:style style:name="T30" style:family="text">
      <style:text-properties fo:color="#000000" officeooo:rsid="004234b3"/>
    </style:style>
    <style:style style:name="T31" style:family="text">
      <style:text-properties fo:font-variant="normal" fo:text-transform="none" fo:font-size="14pt" style:font-size-asian="14pt" style:font-size-complex="14pt"/>
    </style:style>
    <style:style style:name="T32" style:family="text">
      <style:text-properties fo:font-variant="normal" fo:text-transform="none" fo:font-size="14pt" fo:letter-spacing="0.009cm" fo:font-weight="bold" officeooo:rsid="0037b0b2" style:font-size-asian="14pt" style:font-weight-asian="bold" style:font-size-complex="14pt" style:font-weight-complex="bold"/>
    </style:style>
    <style:style style:name="T33" style:family="text">
      <style:text-properties fo:font-size="15pt" style:font-size-asian="13.1000003814697pt" style:font-size-complex="15pt"/>
    </style:style>
    <style:style style:name="T34" style:family="text">
      <style:text-properties fo:font-size="15pt" officeooo:rsid="001f8703" style:font-size-asian="13.1000003814697pt" style:font-size-complex="15pt"/>
    </style:style>
    <style:style style:name="T35" style:family="text">
      <style:text-properties officeooo:rsid="00209ccf"/>
    </style:style>
    <style:style style:name="T36" style:family="text">
      <style:text-properties officeooo:rsid="0037b0b2"/>
    </style:style>
    <style:style style:name="T37" style:family="text">
      <style:text-properties officeooo:rsid="00398cc9"/>
    </style:style>
    <style:style style:name="T38" style:family="text">
      <style:text-properties officeooo:rsid="003c0e46"/>
    </style:style>
    <style:style style:name="T39" style:family="text">
      <style:text-properties officeooo:rsid="003daedf"/>
    </style:style>
    <style:style style:name="T40" style:family="text">
      <style:text-properties officeooo:rsid="003fab06"/>
    </style:style>
    <style:style style:name="T41" style:family="text">
      <style:text-properties officeooo:rsid="004234b3"/>
    </style:style>
    <style:style style:name="T42" style:family="text">
      <style:text-properties officeooo:rsid="0028e22a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28e22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ОБРНАУКИ РОССИИ</text:p>
      <text:p text:style-name="P9">Санкт-Петербургский государственный электротехнический университет</text:p>
      <text:p text:style-name="P9">«ЛЭТИ» им. В.И. Ульянова (Ленина)</text:p>
      <text:p text:style-name="P10"><text:span text:style-name="T1">Кафедр</text:span><text:span text:style-name="T2">а математического обеспечения и применения ЭВМ</text:span><text:span text:style-name="T1"> </text:span></text:p>
      <text:p text:style-name="P9"/>
      <text:p text:style-name="P9"/>
      <text:p text:style-name="P12"/>
      <text:p text:style-name="P12"/>
      <text:p text:style-name="P12"/>
      <text:p text:style-name="P12"/>
      <text:p text:style-name="P23"><text:span text:style-name="Название_20_книги"><text:span text:style-name="T6">отчет</text:span></text:span></text:p>
      <text:p text:style-name="P10"><text:span text:style-name="T1">по лабораторной работе</text:span><text:span text:style-name="T7"> </text:span><text:span text:style-name="T10">№</text:span><text:span text:style-name="T12">2</text:span></text:p>
      <text:p text:style-name="P10"><text:span text:style-name="T1">по дисциплине </text:span><text:span text:style-name="T9">«</text:span><text:span text:style-name="T11">Организация ЭВМ и систем</text:span><text:span text:style-name="T9">»</text:span></text:p>
      <text:p text:style-name="P10"><text:span text:style-name="Название_20_книги"><text:span text:style-name="T31">Тема: </text:span></text:span><text:span text:style-name="Название_20_книги"><text:span text:style-name="T32">Изучение режимов адресации и формирования исполнительного адреса</text:span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3">Студент гр. </text:span><text:span text:style-name="T13">938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8"><text:span text:style-name="T14">Ефремов</text:span><text:span text:style-name="T15"> </text:span><text:span text:style-name="T14">М</text:span><text:span text:style-name="T15">.</text:span><text:span text:style-name="T14">А</text:span><text:span text:style-name="T15">.</text:span></text:p>
          </table:table-cell>
        </table:table-row>
      </table:table>
      <text:p text:style-name="P15"/>
      <text:p text:style-name="P15">Санкт-Петербург</text:p>
      <text:p text:style-name="P3">2020</text:p>
      <text:p text:style-name="P4"><text:soft-page-break/></text:p>
      <text:p text:style-name="P21"><text:span text:style-name="T16">С</text:span><text:span text:style-name="T17">одержание</text:span></text:p>
      <text:p text:style-name="P19"><text:span text:style-name="T20">1. </text:span><text:span text:style-name="T8">Цель работы…………………………………………………………………</text:span><text:span text:style-name="T22">3</text:span></text:p>
      <text:p text:style-name="P19"><text:span text:style-name="T8">2. Текст программ</text:span><text:span text:style-name="T26">ы</text:span><text:span text:style-name="T8"> </text:span><text:span text:style-name="T26">lab2.asm………………</text:span><text:span text:style-name="T8">.…………………………………</text:span><text:span text:style-name="T23">5</text:span></text:p>
      <text:p text:style-name="P43"><text:span text:style-name="T23">3. </text:span><text:span text:style-name="T8">Листинг lab2.lst…………………………………………………………...</text:span></text:p>
      <text:p text:style-name="P20"><text:span text:style-name="T30">4</text:span><text:span text:style-name="T23">. </text:span><text:span text:style-name="T8">Обнаруженные ошибки……………………………………………………..</text:span><text:span text:style-name="T29">9</text:span></text:p>
      <text:p text:style-name="P19"><text:span text:style-name="T30">5</text:span><text:span text:style-name="T8">. Протокол выполнения программ</text:span><text:span text:style-name="T26">ы</text:span><text:span text:style-name="T8">……………………………</text:span><text:span text:style-name="T26">..</text:span><text:span text:style-name="T8">…………</text:span><text:span text:style-name="T29">10</text:span></text:p>
      <text:p text:style-name="P19"><text:span text:style-name="T8">Выводы……………………………………………………………………</text:span><text:span text:style-name="T24">..</text:span><text:span text:style-name="T25">1</text:span><text:span text:style-name="T29">5</text:span></text:p>
      <text:p text:style-name="P8"/>
      <text:p text:style-name="P47"><text:span text:style-name="T36">1</text:span>. <text:span text:style-name="T36">Цель работы</text:span></text:p>
      <text:p text:style-name="P11"><text:span text:style-name="T21"><text:tab/></text:span><text:span text:style-name="T3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span></text:p>
      <text:p text:style-name="P13"><text:tab/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 </text:p>
      <text:p text:style-name="P13"><text:tab/><text:tab/><text:tab/><text:tab/>Порядок выполнения работы. </text:p>
      <text:p text:style-name="P13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13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13">3. Снова протранслировать программу и скомпоновать загрузочный модуль.</text:p>
      <text:p text:style-name="P13"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13">5. Результаты прогона программы под управлением отладчика должны быть подписаны преподавателем и представлены в отчете.</text:p>
      <text:p text:style-name="P48">2. Текст программ<text:span text:style-name="T36">ы</text:span> <text:span text:style-name="T36">lab2</text:span>.asm</text:p>
      <text:p text:style-name="P5">; Программа изучения режимов адресации процессора IntelX86</text:p>
      <text:p text:style-name="P5"/>
      <text:p text:style-name="P5">EOL EQU '$'</text:p>
      <text:p text:style-name="P5">ind EQU 2</text:p>
      <text:p text:style-name="P5">n1 EQU 500</text:p>
      <text:p text:style-name="P5">n2 EQU -50</text:p>
      <text:p text:style-name="P5">; Стек программы</text:p>
      <text:p text:style-name="P5">AStack SEGMENT STACK</text:p>
      <text:p text:style-name="P5"><text:s/>DW 12 DUP(?)</text:p>
      <text:p text:style-name="P5">AStack ENDS</text:p>
      <text:p text:style-name="P5">; Данные программы</text:p>
      <text:p text:style-name="P5">DATA SEGMENT</text:p>
      <text:p text:style-name="P5"/>
      <text:p text:style-name="P5">; Директивы описания данных</text:p>
      <text:p text:style-name="P5">mem1 DW 0</text:p>
      <text:p text:style-name="P5">mem2 DW 0</text:p>
      <text:p text:style-name="P5">mem3 DW 0</text:p>
      <text:p text:style-name="P5">vec1 DB 1,2,3,4,8,7,6,5</text:p>
      <text:p text:style-name="P5">vec2 DB -10,-20,10,20,-30,-40,30,40</text:p>
      <text:p text:style-name="P5">matr DB 1,2,3,4,-4,-3,-2,-1,5,6,7,8,-8,-7,-6,-5</text:p>
      <text:p text:style-name="P5">DATA ENDS</text:p>
      <text:p text:style-name="P5"/>
      <text:p text:style-name="P5"/>
      <text:p text:style-name="P5">; Код программы</text:p>
      <text:p text:style-name="P5">CODE SEGMENT</text:p>
      <text:p text:style-name="P5"><text:s text:c="4"/>ASSUME CS:CODE, DS:DATA, SS:AStack</text:p>
      <text:p text:style-name="P5"/>
      <text:p text:style-name="P5">; Головная процедура</text:p>
      <text:p text:style-name="P5"><text:soft-page-break/>Main PROC FAR</text:p>
      <text:p text:style-name="P5"><text:s text:c="4"/>push DS</text:p>
      <text:p text:style-name="P5"><text:s text:c="4"/>sub AX, AX</text:p>
      <text:p text:style-name="P5"><text:s text:c="4"/>push AX</text:p>
      <text:p text:style-name="P5"><text:s text:c="4"/>mov AX, DATA</text:p>
      <text:p text:style-name="P5"><text:s text:c="4"/>mov DS, AX</text:p>
      <text:p text:style-name="P5"/>
      <text:p text:style-name="P5"><text:s text:c="4"/>; ПРОВЕРКА РЕЖИМОВ АДРЕСАЦИИ НА УРОВНЕ СМЕЩЕНИЙ</text:p>
      <text:p text:style-name="P5"><text:s text:c="4"/>; Регистровая адресация</text:p>
      <text:p text:style-name="P5"><text:s text:c="4"/>mov ax, n1</text:p>
      <text:p text:style-name="P5"><text:s text:c="4"/>mov cx, ax</text:p>
      <text:p text:style-name="P5"><text:s text:c="4"/>mov bl, EOL</text:p>
      <text:p text:style-name="P5"><text:s text:c="4"/>mov bh, n2</text:p>
      <text:p text:style-name="P5"/>
      <text:p text:style-name="P5"><text:s text:c="4"/>; Прямая адресация</text:p>
      <text:p text:style-name="P5"><text:s text:c="4"/>mov mem2, n2</text:p>
      <text:p text:style-name="P5"><text:s text:c="4"/>mov bx, OFFSET vec1</text:p>
      <text:p text:style-name="P5"><text:s text:c="4"/>mov mem1, ax</text:p>
      <text:p text:style-name="P5"/>
      <text:p text:style-name="P5"><text:s text:c="4"/>; Косвенная адресация (ds - смещение по умолчанию или ss если регистры esp ebp bp)</text:p>
      <text:p text:style-name="P5"><text:s text:c="4"/>mov al, [bx]</text:p>
      <text:p text:style-name="P5"><text:s text:c="4"/>; mov mem3, [bx] ошибка! в x86 нельзя напрямую переносить данные из памяти в память</text:p>
      <text:p text:style-name="P5"/>
      <text:p text:style-name="P5"><text:s text:c="4"/>; Базированная адресация</text:p>
      <text:p text:style-name="P5"><text:s text:c="4"/>mov al, [bx] + 3</text:p>
      <text:p text:style-name="P5"><text:s text:c="4"/>mov cx, 3[bx]</text:p>
      <text:p text:style-name="P5"/>
      <text:p text:style-name="P5"><text:soft-page-break/><text:s text:c="4"/>; Индексная адресация (допускается использование только si и di в кач-ве индексов)</text:p>
      <text:p text:style-name="P5"><text:s text:c="4"/>mov di, ind</text:p>
      <text:p text:style-name="P5"><text:s text:c="4"/>mov al, vec2[di]</text:p>
      <text:p text:style-name="P5"><text:s text:c="4"/>mov cx, vec2[di] ; WARNING: OPERAND TYPES MUST MATCH</text:p>
      <text:p text:style-name="P5"/>
      <text:p text:style-name="P5"><text:s text:c="4"/>; Адресация с базированием и индексированием</text:p>
      <text:p text:style-name="P5"><text:s text:c="4"/>mov bx, 3</text:p>
      <text:p text:style-name="P5"><text:s text:c="4"/>mov al, matr[bx][di]</text:p>
      <text:p text:style-name="P5"><text:s text:c="4"/>mov cx, matr[bx][di] ; WARNING: OPERAND TYPES MUST MATCH</text:p>
      <text:p text:style-name="P5"><text:s text:c="4"/>; mov ax, matr[bx*4][di] <text:s/>; ошибка! адресация только в правой паре кв. скобок</text:p>
      <text:p text:style-name="P5"/>
      <text:p text:style-name="P5"><text:s text:c="4"/>; ПРОВЕРКА РЕЖИМОВ АДРЕСАЦИИ С УЧЕТОМ СЕГМЕНТОВ</text:p>
      <text:p text:style-name="P5"><text:s text:c="4"/>; Переопределение сегмента</text:p>
      <text:p text:style-name="P5"><text:s text:c="4"/>; ------ вариант 1</text:p>
      <text:p text:style-name="P5"><text:s text:c="4"/>mov ax, SEG vec2</text:p>
      <text:p text:style-name="P5"><text:s text:c="4"/>mov es, ax</text:p>
      <text:p text:style-name="P5"><text:s text:c="4"/>mov ax, es:[bx]</text:p>
      <text:p text:style-name="P5"><text:s text:c="4"/>mov ax, 0</text:p>
      <text:p text:style-name="P5"/>
      <text:p text:style-name="P5"><text:s text:c="4"/>; ------ вариант 2</text:p>
      <text:p text:style-name="P5"><text:s text:c="4"/>mov es, ax</text:p>
      <text:p text:style-name="P5"><text:s text:c="4"/>push ds</text:p>
      <text:p text:style-name="P5"><text:s text:c="4"/>pop es</text:p>
      <text:p text:style-name="P5"><text:s text:c="4"/>mov cx, es:[bx-1]</text:p>
      <text:p text:style-name="P5"><text:s text:c="4"/>xchg cx,ax</text:p>
      <text:p text:style-name="P5"/>
      <text:p text:style-name="P5"><text:s text:c="4"/>; ------ вариант 3</text:p>
      <text:p text:style-name="P5"><text:s text:c="4"/>mov di,ind</text:p>
      <text:p text:style-name="P5"><text:soft-page-break/><text:s text:c="4"/>mov es:[bx+di],ax</text:p>
      <text:p text:style-name="P5"/>
      <text:p text:style-name="P5"><text:s text:c="4"/>; ------ вариант 4</text:p>
      <text:p text:style-name="P5"><text:s text:c="4"/>mov bp, sp</text:p>
      <text:p text:style-name="P5"><text:s text:c="4"/>; mov ax, matr[bp+bx]</text:p>
      <text:p text:style-name="P5"><text:s text:c="4"/>; mov ax, matr[bp+di+si]</text:p>
      <text:p text:style-name="P5"/>
      <text:p text:style-name="P5"><text:s text:c="4"/>; Использование сегмента стека</text:p>
      <text:p text:style-name="P5"><text:s text:c="4"/>push mem1</text:p>
      <text:p text:style-name="P5"><text:s text:c="4"/>push mem2</text:p>
      <text:p text:style-name="P5"><text:s text:c="4"/>mov bp,sp</text:p>
      <text:p text:style-name="P5"><text:s text:c="4"/>mov dx,[bp]+2</text:p>
      <text:p text:style-name="P5"><text:s text:c="4"/>ret 2</text:p>
      <text:p text:style-name="P5"/>
      <text:p text:style-name="P5">Main ENDP</text:p>
      <text:p text:style-name="P5">CODE ENDS</text:p>
      <text:p text:style-name="P5"><text:s text:c="4"/>END Main</text:p>
      <text:p text:style-name="P50"><text:span text:style-name="T44">3. </text:span><text:span text:style-name="T43">Листинг lab2.lst</text:span></text:p>
      <text:p text:style-name="P45">Microsoft (R) Macro Assembler Version 5.10 <text:s text:c="17"/>10/15/20 10:13:0</text:p>
      <text:p text:style-name="P45"><text:s text:c="61"/>Page <text:s text:c="4"/>1-1</text:p>
      <text:p text:style-name="P45"><text:tab/><text:tab/><text:tab/><text:tab/>; Программа изучения режимов адресации процессора IntelX86</text:p>
      <text:p text:style-name="P45"><text:tab/><text:tab/><text:tab/><text:tab/></text:p>
      <text:p text:style-name="P45"><text:s/>= 0024<text:tab/><text:tab/><text:tab/><text:tab/>EOL EQU '$'</text:p>
      <text:p text:style-name="P45"><text:s/>= 0002<text:tab/><text:tab/><text:tab/><text:tab/>ind EQU 2</text:p>
      <text:p text:style-name="P45"><text:s/>= 01F4<text:tab/><text:tab/><text:tab/><text:tab/>n1 EQU 500</text:p>
      <text:p text:style-name="P45"><text:s/>=-0032<text:tab/><text:tab/><text:tab/><text:tab/>n2 EQU -50</text:p>
      <text:p text:style-name="P45"><text:tab/><text:tab/><text:tab/><text:tab/>; Стек программы</text:p>
      <text:p text:style-name="P45"><text:s/>0000<text:tab/><text:tab/><text:tab/><text:tab/>AStack SEGMENT STACK</text:p>
      <text:p text:style-name="P45"><text:s/>0000 <text:s/>000C[<text:tab/><text:tab/><text:tab/> DW 12 DUP(?)</text:p>
      <text:p text:style-name="P45"><text:tab/> <text:s text:c="2"/>????<text:tab/><text:tab/><text:tab/></text:p>
      <text:p text:style-name="P45"><text:tab/><text:tab/><text:tab/> ]<text:tab/></text:p>
      <text:p text:style-name="P45"><text:tab/><text:tab/><text:tab/><text:tab/></text:p>
      <text:p text:style-name="P45"><text:s/>0018<text:tab/><text:tab/><text:tab/><text:tab/>AStack ENDS</text:p>
      <text:p text:style-name="P45"><text:tab/><text:tab/><text:tab/><text:tab/>; Данные программы</text:p>
      <text:p text:style-name="P45"><text:s/>0000<text:tab/><text:tab/><text:tab/><text:tab/>DATA SEGMENT</text:p>
      <text:p text:style-name="P45"><text:tab/><text:tab/><text:tab/><text:tab/>; Директивы описания данных</text:p>
      <text:p text:style-name="P45"><text:s/>0000 <text:s/>0000<text:tab/><text:tab/><text:tab/>mem1 DW 0</text:p>
      <text:p text:style-name="P45"><text:s/>0002 <text:s/>0000<text:tab/><text:tab/><text:tab/>mem2 DW 0</text:p>
      <text:p text:style-name="P45"><text:s/>0004 <text:s/>0000<text:tab/><text:tab/><text:tab/>mem3 DW 0</text:p>
      <text:p text:style-name="P45"><text:s/>0006 <text:s/>01 02 03 04 08 07<text:tab/>vec1 DB 1,2,3,4,8,7,6,5</text:p>
      <text:p text:style-name="P45"><text:s text:c="7"/>06 05<text:tab/><text:tab/><text:tab/></text:p>
      <text:p text:style-name="P45"><text:s/>000E <text:s/>F6 EC 0A 14 E2 D8<text:tab/>vec2 DB -10,-20,10,20,-30,-40,30,40</text:p>
      <text:p text:style-name="P45"><text:s text:c="7"/>1E 28<text:tab/><text:tab/><text:tab/></text:p>
      <text:p text:style-name="P45"><text:s/>0016 <text:s/>01 02 03 04 FC FD<text:tab/>matr DB 1,2,3,4,-4,-3,-2,-1,5,6,7,8,-8,-7,-6,-5</text:p>
      <text:p text:style-name="P45"><text:s text:c="7"/>FE FF 05 06 07 08<text:tab/></text:p>
      <text:p text:style-name="P45"><text:soft-page-break/><text:s text:c="7"/>F8 F9 FA FB<text:tab/><text:tab/></text:p>
      <text:p text:style-name="P45"><text:s/>0026<text:tab/><text:tab/><text:tab/><text:tab/>DATA ENDS</text:p>
      <text:p text:style-name="P45"><text:tab/><text:tab/><text:tab/><text:tab/>; Код программы</text:p>
      <text:p text:style-name="P45"><text:s/>0000<text:tab/><text:tab/><text:tab/><text:tab/>CODE SEGMENT</text:p>
      <text:p text:style-name="P45"><text:tab/><text:tab/><text:tab/><text:tab/> <text:s text:c="3"/>ASSUME CS:CODE, DS:DATA, SS:AStack</text:p>
      <text:p text:style-name="P45"><text:tab/><text:tab/><text:tab/><text:tab/></text:p>
      <text:p text:style-name="P45"><text:tab/><text:tab/><text:tab/><text:tab/>; Головная процедура</text:p>
      <text:p text:style-name="P45"><text:s/>0000<text:tab/><text:tab/><text:tab/><text:tab/>Main PROC FAR</text:p>
      <text:p text:style-name="P45"><text:s/>0000 <text:s/>1E<text:tab/><text:tab/><text:tab/> <text:s text:c="3"/>push DS</text:p>
      <text:p text:style-name="P45"><text:s/>0001 <text:s/>2B C0<text:tab/><text:tab/><text:tab/> <text:s text:c="3"/>sub AX, AX</text:p>
      <text:p text:style-name="P45"><text:s/>0003 <text:s/>50<text:tab/><text:tab/><text:tab/> <text:s text:c="3"/>push AX</text:p>
      <text:p text:style-name="P45"><text:s/>0004 <text:s/>B8 ---- R<text:tab/><text:tab/> <text:s text:c="3"/>mov AX, DATA</text:p>
      <text:p text:style-name="P45"><text:s/>0007 <text:s/>8E D8<text:tab/><text:tab/><text:tab/> <text:s text:c="3"/>mov DS, AX</text:p>
      <text:p text:style-name="P45"><text:tab/><text:tab/><text:tab/><text:tab/></text:p>
      <text:p text:style-name="P45"><text:tab/><text:tab/><text:tab/><text:tab/> <text:s text:c="3"/>; ПРОВЕРКА РЕЖИМОВ АДРЕСАЦИИ НА УРОВНЕ СМЕЩЕНИЙ</text:p>
      <text:p text:style-name="P45"><text:tab/><text:tab/><text:tab/><text:tab/> <text:s text:c="3"/>; Регистровая адресация</text:p>
      <text:p text:style-name="P45"><text:s/>0009 <text:s/>B8 01F4<text:tab/><text:tab/><text:tab/> <text:s text:c="3"/>mov ax, n1</text:p>
      <text:p text:style-name="P45"><text:s/>000C <text:s/>8B C8<text:tab/><text:tab/><text:tab/> <text:s text:c="3"/>mov cx, ax</text:p>
      <text:p text:style-name="P45"><text:s/>000E <text:s/>B3 24<text:tab/><text:tab/><text:tab/> <text:s text:c="3"/>mov bl, EOL</text:p>
      <text:p text:style-name="P45"><text:s/>0010 <text:s/>B7 CE<text:tab/><text:tab/><text:tab/> <text:s text:c="3"/>mov bh, n2</text:p>
      <text:p text:style-name="P45"><text:tab/><text:tab/><text:tab/><text:tab/></text:p>
      <text:p text:style-name="P46"><text:tab/><text:tab/><text:tab/><text:tab/> <text:s text:c="3"/>; Прямая адресация</text:p>
      <text:p text:style-name="P46">#Microsoft (R) Macro Assembler Version 5.10 <text:s text:c="17"/>10/15/20 10:13:0</text:p>
      <text:p text:style-name="P45"><text:s text:c="61"/>Page <text:s text:c="4"/>1-2</text:p>
      <text:p text:style-name="P45"><text:s/>0012 <text:s/>C7 06 0002 R FFCE<text:tab/> <text:s text:c="3"/>mov mem2, n2</text:p>
      <text:p text:style-name="P45"><text:s/>0018 <text:s/>BB 0006 R<text:tab/><text:tab/> <text:s text:c="3"/>mov bx, OFFSET vec1</text:p>
      <text:p text:style-name="P45"><text:s/>001B <text:s/>A3 0000 R<text:tab/><text:tab/> <text:s text:c="3"/>mov mem1, ax</text:p>
      <text:p text:style-name="P45"><text:tab/><text:tab/><text:tab/><text:tab/></text:p>
      <text:p text:style-name="P45"><text:soft-page-break/><text:tab/><text:tab/><text:tab/><text:tab/> <text:s text:c="3"/>; Косвенная адресация (ds</text:p>
      <text:p text:style-name="P45"><text:tab/><text:tab/><text:tab/><text:tab/> - смещение по умолчанию или ss если регистры esp ebp bp)</text:p>
      <text:p text:style-name="P45"><text:s/>001E <text:s/>8A 07<text:tab/><text:tab/><text:tab/> <text:s text:c="3"/>mov al, [bx]</text:p>
      <text:p text:style-name="P45"><text:tab/><text:tab/><text:tab/><text:tab/> <text:s text:c="3"/>; mov mem3, [bx] ошибка! в x86 нельзя напрямую переносить данные из памяти в память</text:p>
      <text:p text:style-name="P45"><text:tab/><text:tab/><text:tab/><text:tab/></text:p>
      <text:p text:style-name="P45"><text:tab/><text:tab/><text:tab/><text:tab/> <text:s text:c="3"/>; Базированная адресация</text:p>
      <text:p text:style-name="P45"><text:s/>0020 <text:s/>8A 47 03<text:tab/><text:tab/><text:tab/> <text:s text:c="3"/>mov al, [bx] + 3</text:p>
      <text:p text:style-name="P45"><text:s/>0023 <text:s/>8B 4F 03<text:tab/><text:tab/><text:tab/> <text:s text:c="3"/>mov cx, 3[bx]</text:p>
      <text:p text:style-name="P45"><text:tab/><text:tab/><text:tab/><text:tab/></text:p>
      <text:p text:style-name="P45"><text:tab/><text:tab/><text:tab/><text:tab/> <text:s text:c="3"/>; Индексная адресация (д</text:p>
      <text:p text:style-name="P45"><text:tab/><text:tab/><text:tab/><text:tab/>опускается использование</text:p>
      <text:p text:style-name="P45"><text:tab/><text:tab/><text:tab/><text:tab/> только si и di в кач-ве индексов)</text:p>
      <text:p text:style-name="P45"><text:s/>0026 <text:s/>BF 0002<text:tab/><text:tab/><text:tab/> <text:s text:c="3"/>mov di, ind</text:p>
      <text:p text:style-name="P45"><text:s/>0029 <text:s/>8A 85 000E R<text:tab/><text:tab/> <text:s text:c="3"/>mov al, vec2[di]</text:p>
      <text:p text:style-name="P45"><text:s/>002D <text:s/>8B 8D 000E R<text:tab/><text:tab/> <text:s text:c="3"/>mov cx, vec2[di] ; WARNING: OPERAND TYPES M</text:p>
      <text:p text:style-name="P45"><text:tab/><text:tab/><text:tab/><text:tab/>UST MATCH</text:p>
      <text:p text:style-name="P45">LAB2.asm(59): warning A4031: Operand types must match</text:p>
      <text:p text:style-name="P45"><text:tab/><text:tab/><text:tab/><text:tab/></text:p>
      <text:p text:style-name="P45"><text:tab/><text:tab/><text:tab/><text:tab/> <text:s text:c="3"/>; Адресация с базированием и индексированием</text:p>
      <text:p text:style-name="P45"><text:s/>0031 <text:s/>BB 0003<text:tab/><text:tab/><text:tab/> <text:s text:c="3"/>mov bx, 3</text:p>
      <text:p text:style-name="P45"><text:s/>0034 <text:s/>8A 81 0016 R<text:tab/><text:tab/> <text:s text:c="3"/>mov al, matr[bx][di]</text:p>
      <text:p text:style-name="P45"><text:s/>0038 <text:s/>8B 89 0016 R<text:tab/><text:tab/> <text:s text:c="3"/>mov cx, matr[bx][di] ; WARNING: OPERAND TYP</text:p>
      <text:p text:style-name="P45"><text:tab/><text:tab/><text:tab/><text:tab/>ES MUST MATCH</text:p>
      <text:p text:style-name="P45">LAB2.asm(64): warning A4031: Operand types must match</text:p>
      <text:p text:style-name="P45"><text:soft-page-break/><text:tab/><text:tab/><text:tab/><text:tab/> <text:s text:c="3"/>; mov ax, matr[bx*4][di] <text:s/>; ошибка! адресация только в правой </text:p>
      <text:p text:style-name="P45"><text:tab/><text:tab/><text:tab/><text:tab/>паре кв. скобок</text:p>
      <text:p text:style-name="P45"><text:tab/><text:tab/><text:tab/><text:tab/></text:p>
      <text:p text:style-name="P45"><text:tab/><text:tab/><text:tab/><text:tab/> <text:s text:c="3"/>; ПРОВЕРКА РЕЖИМОВ АДРЕСАЦИИ С УЧЕТОМ СЕГМЕНТОВ</text:p>
      <text:p text:style-name="P45"><text:tab/><text:tab/><text:tab/><text:tab/> <text:s text:c="3"/>; Переопределение сегмента</text:p>
      <text:p text:style-name="P45"><text:tab/><text:tab/><text:tab/><text:tab/> <text:s text:c="3"/>; ------ вариант 1</text:p>
      <text:p text:style-name="P45"><text:s/>003C <text:s/>B8 ---- R<text:tab/><text:tab/> <text:s text:c="3"/>mov ax, SEG vec2</text:p>
      <text:p text:style-name="P45"><text:s/>003F <text:s/>8E C0<text:tab/><text:tab/><text:tab/> <text:s text:c="3"/>mov es, ax</text:p>
      <text:p text:style-name="P45"><text:s/>0041 <text:s/>26: 8B 07<text:tab/><text:tab/> <text:s text:c="3"/>mov ax, es:[bx]</text:p>
      <text:p text:style-name="P45"><text:s/>0044 <text:s/>B8 0000<text:tab/><text:tab/><text:tab/> <text:s text:c="3"/>mov ax, 0</text:p>
      <text:p text:style-name="P45"><text:tab/><text:tab/><text:tab/><text:tab/></text:p>
      <text:p text:style-name="P45"><text:tab/><text:tab/><text:tab/><text:tab/> <text:s text:c="3"/>; ------ вариант 2</text:p>
      <text:p text:style-name="P45"><text:s/>0047 <text:s/>8E C0<text:tab/><text:tab/><text:tab/> <text:s text:c="3"/>mov es, ax</text:p>
      <text:p text:style-name="P45"><text:s/>0049 <text:s/>1E<text:tab/><text:tab/><text:tab/> <text:s text:c="3"/>push ds</text:p>
      <text:p text:style-name="P45"><text:s/>004A <text:s/>07<text:tab/><text:tab/><text:tab/> <text:s text:c="3"/>pop es</text:p>
      <text:p text:style-name="P45"><text:s/>004B <text:s/>26: 8B 4F FF<text:tab/><text:tab/> <text:s text:c="3"/>mov cx, es:[bx-1]</text:p>
      <text:p text:style-name="P45"><text:s/>004F <text:s/>91<text:tab/><text:tab/><text:tab/> <text:s text:c="3"/>xchg cx,ax</text:p>
      <text:p text:style-name="P45"><text:tab/><text:tab/><text:tab/><text:tab/></text:p>
      <text:p text:style-name="P45"><text:tab/><text:tab/><text:tab/><text:tab/> <text:s text:c="3"/>; ------ вариант 3</text:p>
      <text:p text:style-name="P45">Microsoft (R) Macro Assembler Version 5.10 <text:s text:c="17"/>10/15/20 10:13:0</text:p>
      <text:p text:style-name="P45"><text:s text:c="61"/>Page <text:s text:c="4"/>1-3</text:p>
      <text:p text:style-name="P45"/>
      <text:p text:style-name="P45"/>
      <text:p text:style-name="P45"><text:s/>0050 <text:s/>BF 0002<text:tab/><text:tab/><text:tab/> <text:s text:c="3"/>mov di,ind</text:p>
      <text:p text:style-name="P45"><text:s/>0053 <text:s/>26: 89 01<text:tab/><text:tab/> <text:s text:c="3"/>mov es:[bx+di],ax</text:p>
      <text:p text:style-name="P45"><text:tab/><text:tab/><text:tab/><text:tab/></text:p>
      <text:p text:style-name="P45"><text:tab/><text:tab/><text:tab/><text:tab/> <text:s text:c="3"/>; ------ вариант 4</text:p>
      <text:p text:style-name="P45"><text:soft-page-break/><text:s/>0056 <text:s/>8B EC<text:tab/><text:tab/><text:tab/> <text:s text:c="3"/>mov bp, sp</text:p>
      <text:p text:style-name="P45"><text:tab/><text:tab/><text:tab/><text:tab/> <text:s text:c="3"/>; mov ax,matr[bp+bx]</text:p>
      <text:p text:style-name="P45"><text:tab/><text:tab/><text:tab/><text:tab/> <text:s text:c="3"/>; mov ax,matr[bp+di+si]</text:p>
      <text:p text:style-name="P45"><text:tab/><text:tab/><text:tab/><text:tab/></text:p>
      <text:p text:style-name="P45"><text:tab/><text:tab/><text:tab/><text:tab/> <text:s text:c="3"/>; Использование сегмента стека</text:p>
      <text:p text:style-name="P45"><text:s/>0058 <text:s/>FF 36 0000 R<text:tab/><text:tab/> <text:s text:c="3"/>push mem1</text:p>
      <text:p text:style-name="P45"><text:s/>005C <text:s/>FF 36 0002 R<text:tab/><text:tab/> <text:s text:c="3"/>push mem2</text:p>
      <text:p text:style-name="P45"><text:s/>0060 <text:s/>8B EC<text:tab/><text:tab/><text:tab/> <text:s text:c="3"/>mov bp,sp</text:p>
      <text:p text:style-name="P45"><text:s/>0062 <text:s/>8B 56 02<text:tab/><text:tab/><text:tab/> <text:s text:c="3"/>mov dx,[bp]+2</text:p>
      <text:p text:style-name="P45"><text:s/>0065 <text:s/>CA 0002<text:tab/><text:tab/><text:tab/> <text:s text:c="3"/>ret 2</text:p>
      <text:p text:style-name="P45"><text:tab/><text:tab/><text:tab/><text:tab/></text:p>
      <text:p text:style-name="P45"><text:s/>0068<text:tab/><text:tab/><text:tab/><text:tab/>Main ENDP</text:p>
      <text:p text:style-name="P45"><text:s/>0068<text:tab/><text:tab/><text:tab/><text:tab/>CODE ENDS</text:p>
      <text:p text:style-name="P45"><text:tab/><text:tab/><text:tab/><text:tab/> <text:s text:c="3"/>END Main</text:p>
      <text:p text:style-name="P45">Microsoft (R) Macro Assembler Version 5.10 <text:s text:c="17"/>10/15/20 10:13:0</text:p>
      <text:p text:style-name="P45"><text:s text:c="61"/>Symbols-1</text:p>
      <text:p text:style-name="P45">Segments and Groups:</text:p>
      <text:p text:style-name="P45"/>
      <text:p text:style-name="P45"><text:s text:c="16"/>N a m e <text:s text:c="8"/><text:tab/>Length<text:tab/> Align<text:tab/>Combine Class</text:p>
      <text:p text:style-name="P45">ASTACK . . . . . . . . . . . . . <text:s/><text:tab/>0018<text:tab/>PARA<text:tab/>STACK<text:tab/></text:p>
      <text:p text:style-name="P45">CODE . . . . . . . . . . . . . . <text:s/><text:tab/>0068<text:tab/>PARA<text:tab/>NONE<text:tab/></text:p>
      <text:p text:style-name="P45">DATA . . . . . . . . . . . . . . <text:s/><text:tab/>0026<text:tab/>PARA<text:tab/>NONE<text:tab/></text:p>
      <text:p text:style-name="P45"/>
      <text:p text:style-name="P45">Symbols: <text:s text:c="11"/></text:p>
      <text:p text:style-name="P45"><text:s text:c="16"/>N a m e <text:s text:c="8"/><text:tab/>Type<text:tab/> Value<text:tab/> Attr</text:p>
      <text:p text:style-name="P45">EOL <text:s/>. . . . . . . . . . . . . . <text:s/><text:tab/>NUMBER<text:tab/>0024<text:tab/></text:p>
      <text:p text:style-name="P45">IND <text:s/>. . . . . . . . . . . . . . <text:s/><text:tab/>NUMBER<text:tab/>0002<text:tab/></text:p>
      <text:p text:style-name="P45">MAIN . . . . . . . . . . . . . . <text:s/><text:tab/>F PROC<text:tab/>0000<text:tab/>CODE<text:tab/>Length = 0068</text:p>
      <text:p text:style-name="P45">MATR . . . . . . . . . . . . . . <text:s/><text:tab/>L BYTE<text:tab/>0016<text:tab/>DATA</text:p>
      <text:p text:style-name="P45"><text:soft-page-break/>MEM1 . . . . . . . . . . . . . . <text:s/><text:tab/>L WORD<text:tab/>0000<text:tab/>DATA</text:p>
      <text:p text:style-name="P45">MEM2 . . . . . . . . . . . . . . <text:s/><text:tab/>L WORD<text:tab/>0002<text:tab/>DATA</text:p>
      <text:p text:style-name="P45">MEM3 . . . . . . . . . . . . . . <text:s/><text:tab/>L WORD<text:tab/>0004<text:tab/>DATA</text:p>
      <text:p text:style-name="P45"/>
      <text:p text:style-name="P45">N1 . . . . . . . . . . . . . . . <text:s/><text:tab/>NUMBER<text:tab/>01F4<text:tab/></text:p>
      <text:p text:style-name="P45">N2 . . . . . . . . . . . . . . . <text:s/><text:tab/>NUMBER<text:tab/>-0032<text:tab/></text:p>
      <text:p text:style-name="P45"/>
      <text:p text:style-name="P45">VEC1 . . . . . . . . . . . . . . <text:s/><text:tab/>L BYTE<text:tab/>0006<text:tab/>DATA</text:p>
      <text:p text:style-name="P45">VEC2 . . . . . . . . . . . . . . <text:s/><text:tab/>L BYTE<text:tab/>000E<text:tab/>DATA</text:p>
      <text:p text:style-name="P45"/>
      <text:p text:style-name="P45">@CPU . . . . . . . . . . . . . . <text:s/><text:tab/>TEXT <text:s/>0101h<text:tab/><text:tab/></text:p>
      <text:p text:style-name="P45">@FILENAME <text:s/>. . . . . . . . . . . <text:s/><text:tab/>TEXT <text:s/>LAB2<text:tab/><text:tab/></text:p>
      <text:p text:style-name="P45">@VERSION . . . . . . . . . . . . <text:s/><text:tab/>TEXT <text:s/>510<text:tab/><text:tab/></text:p>
      <text:p text:style-name="P45"/>
      <text:p text:style-name="P45"/>
      <text:p text:style-name="P45"><text:s text:c="4"/>100 Source <text:s/>Lines</text:p>
      <text:p text:style-name="P45"><text:s text:c="4"/>100 Total <text:s text:c="2"/>Lines</text:p>
      <text:p text:style-name="P45"><text:s text:c="5"/>19 Symbols</text:p>
      <text:p text:style-name="P45"/>
      <text:p text:style-name="P45"><text:s text:c="2"/>47812 + 459445 Bytes symbol space free</text:p>
      <text:p text:style-name="P45"><text:s text:c="6"/>2 Warning Errors</text:p>
      <text:p text:style-name="P45"><text:s text:c="6"/>0 Severe <text:s/>Errors</text:p>
      <text:p text:style-name="P51"><text:span text:style-name="T19">4.</text:span><text:span text:style-name="T17">. </text:span><text:span text:style-name="T18">Обнаруженные ошибки</text:span></text:p>
      <text:p text:style-name="P6">Ошибка 1. mov mem3, [bx]</text:p>
      <text:p text:style-name="P6">Проблема этой инструкции в том, что она пытается перемещать данные напрямую из памяти в память. В архитектуре х86 это запрещено. Необходимо для этого использовать промежуточные регистры.</text:p>
      <text:p text:style-name="P6"/>
      <text:p text:style-name="P6">Ошибка 2. mov ax, matr[bx*4][di]</text:p>
      <text:p text:style-name="P6">Проблема этой инструкции в том, что масштабирование допускается только во второй паре квадратных скобок.</text:p>
      <text:p text:style-name="P6"/>
      <text:p text:style-name="P6">Ошибка 3. mov ax, matr[bp+bx]</text:p>
      <text:p text:style-name="P7">В качестве смещения разрешено использовать только регистры DI и SI, поэтому данная инструкция ошибочна.</text:p>
      <text:p text:style-name="P7"/>
      <text:p text:style-name="P7">Ошибка 4. mov ax, matr[bp+di+si]</text:p>
      <text:p text:style-name="P7">В качестве смещения разрешено использовать только один регистр, поэтому данная инструкция ошибочна.</text:p>
      <text:p text:style-name="P49"><text:span text:style-name="T41">5</text:span>. Протокол выполнения программ<text:span text:style-name="T36">ы</text:span></text:p>
      <text:p text:style-name="P24"><text:tab/>Начальное содержимое сегментных регистров: <text:span text:style-name="T36">(SP) = 0018, (SS) = 1A05, (IP) = 0000, (CX) = 00B8, (CS) = 1A01, (DS) = 19F5, (ES) = 19F5.</text:span></text:p>
      <text:p text:style-name="P40">Таблица 1. <text:span text:style-name="T35">Протокол выполнения программы </text:span><text:span text:style-name="T41">lab2</text:span><text:span text:style-name="T35">.as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26">Адрес команды</text:p>
          </table:table-cell>
          <table:table-cell table:style-name="Table1.A1" table:number-rows-spanned="2" office:value-type="string">
            <text:p text:style-name="P26">Символический код команды</text:p>
          </table:table-cell>
          <table:table-cell table:style-name="Table1.A1" table:number-rows-spanned="2" office:value-type="string">
            <text:p text:style-name="P26">16-ричный код команды</text:p>
          </table:table-cell>
          <table:table-cell table:style-name="Table1.D1" table:number-columns-spanned="2" office:value-type="string">
            <text:p text:style-name="P26">Содержимое регистров и ячеек памяти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26">До выполнения</text:p>
          </table:table-cell>
          <table:table-cell table:style-name="Table1.E2" office:value-type="string">
            <text:p text:style-name="P26">После выполнения</text:p>
          </table:table-cell>
        </table:table-row>
        <table:table-row table:style-name="Table1.3">
          <table:table-cell table:style-name="Table1.D2" office:value-type="string">
            <text:p text:style-name="P26"/>
            <text:p text:style-name="P26">00<text:span text:style-name="T36">0</text:span>0</text:p>
          </table:table-cell>
          <table:table-cell table:style-name="Table1.D2" office:value-type="string">
            <text:p text:style-name="P27"/>
            <text:p text:style-name="P39"><text:span text:style-name="T34">p</text:span><text:span text:style-name="T33">ush ds</text:span></text:p>
          </table:table-cell>
          <table:table-cell table:style-name="Table1.D2" office:value-type="string">
            <text:p text:style-name="P26"/>
            <text:p text:style-name="P28">1E</text:p>
          </table:table-cell>
          <table:table-cell table:style-name="Table1.D2" office:value-type="string">
            <text:p text:style-name="P28"/>
            <text:p text:style-name="P28">Начальное содержимое</text:p>
          </table:table-cell>
          <table:table-cell table:style-name="Table1.E2" office:value-type="string">
            <text:p text:style-name="P28">(SP) = 0016</text:p>
            <text:p text:style-name="P28">(STACK + 0) = 19F5</text:p>
            <text:p text:style-name="P28">(IP) = 0001</text:p>
          </table:table-cell>
        </table:table-row>
        <table:table-row table:style-name="Table1.4">
          <table:table-cell table:style-name="Table1.D2" office:value-type="string">
            <text:p text:style-name="P28">0001</text:p>
          </table:table-cell>
          <table:table-cell table:style-name="Table1.D2" office:value-type="string">
            <text:p text:style-name="P28"/>
            <text:p text:style-name="P28"/>
            <text:p text:style-name="P28">sub ax, ax</text:p>
          </table:table-cell>
          <table:table-cell table:style-name="Table1.D2" office:value-type="string">
            <text:p text:style-name="P28"/>
            <text:p text:style-name="P28"/>
            <text:p text:style-name="P28">2BC0</text:p>
          </table:table-cell>
          <table:table-cell table:style-name="Table1.D2" office:value-type="string">
            <text:p text:style-name="P28">(SP) = 0016</text:p>
            <text:p text:style-name="P28">(STACK + 0) = 19F5</text:p>
            <text:p text:style-name="P28">(IP) = 0001</text:p>
            <text:p text:style-name="P28">(AX) = 0000</text:p>
          </table:table-cell>
          <table:table-cell table:style-name="Table1.E2" office:value-type="string">
            <text:p text:style-name="P28">(SP) = 0016</text:p>
            <text:p text:style-name="P28">(STACK + 0) = 19F5</text:p>
            <text:p text:style-name="P28">(IP) = 0003</text:p>
            <text:p text:style-name="P28">(AX) = 0000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28"/>
            <text:p text:style-name="P28">0003</text:p>
          </table:table-cell>
          <table:table-cell table:style-name="Table1.D2" office:value-type="string">
            <text:p text:style-name="P28"/>
            <text:p text:style-name="P28"/>
            <text:p text:style-name="P28">push ax</text:p>
          </table:table-cell>
          <table:table-cell table:style-name="Table1.D2" office:value-type="string">
            <text:p text:style-name="P28"/>
            <text:p text:style-name="P30"/>
            <text:p text:style-name="P30">50</text:p>
          </table:table-cell>
          <table:table-cell table:style-name="Table1.D2" office:value-type="string">
            <text:p text:style-name="P29"/>
            <text:p text:style-name="P29">(SP) = 0016</text:p>
            <text:p text:style-name="P29">(STACK + 0) = 19F5</text:p>
            <text:p text:style-name="P29">(IP) = 0003</text:p>
          </table:table-cell>
          <table:table-cell table:style-name="Table1.E2" office:value-type="string">
            <text:p text:style-name="P29">(SP) = 001<text:span text:style-name="T37">4</text:span></text:p>
            <text:p text:style-name="P30">(STACK + 0) = 0000</text:p>
            <text:p text:style-name="P29">(STACK + <text:span text:style-name="T37">2</text:span>) = 19F5</text:p>
            <text:p text:style-name="P29">(IP) = 000<text:span text:style-name="T37">4</text:span>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04</text:p>
          </table:table-cell>
          <table:table-cell table:style-name="Table1.D2" office:value-type="string">
            <text:p text:style-name="P28"/>
            <text:p text:style-name="P30">mov ax, DATA</text:p>
          </table:table-cell>
          <table:table-cell table:style-name="Table1.D2" office:value-type="string">
            <text:p text:style-name="P28"/>
            <text:p text:style-name="P30">B8071A</text:p>
            <text:p text:style-name="P28"/>
          </table:table-cell>
          <table:table-cell table:style-name="Table1.D2" office:value-type="string">
            <text:p text:style-name="P30">(AX) = 0000</text:p>
            <text:p text:style-name="P30">(IP) = 0004</text:p>
          </table:table-cell>
          <table:table-cell table:style-name="Table1.E2" office:value-type="string">
            <text:p text:style-name="P30">(AX) = 1A07</text:p>
            <text:p text:style-name="P30">(IP) = 0007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07</text:p>
          </table:table-cell>
          <table:table-cell table:style-name="Table1.D2" office:value-type="string">
            <text:p text:style-name="P28"/>
            <text:p text:style-name="P30">mov ds, ax</text:p>
          </table:table-cell>
          <table:table-cell table:style-name="Table1.D2" office:value-type="string">
            <text:p text:style-name="P28"/>
            <text:p text:style-name="P30">8ED8</text:p>
          </table:table-cell>
          <table:table-cell table:style-name="Table1.D2" office:value-type="string">
            <text:p text:style-name="P30">(IP) = 0007</text:p>
            <text:p text:style-name="P30">(DS) = 19F5</text:p>
          </table:table-cell>
          <table:table-cell table:style-name="Table1.E2" office:value-type="string">
            <text:p text:style-name="P30">(IP) = 0009</text:p>
            <text:p text:style-name="P30">(DS) = 1A07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09</text:p>
          </table:table-cell>
          <table:table-cell table:style-name="Table1.D2" office:value-type="string">
            <text:p text:style-name="P28"/>
            <text:p text:style-name="P30">mov ax, n1</text:p>
          </table:table-cell>
          <table:table-cell table:style-name="Table1.D2" office:value-type="string">
            <text:p text:style-name="P28"/>
            <text:p text:style-name="P30">B8F401</text:p>
          </table:table-cell>
          <table:table-cell table:style-name="Table1.D2" office:value-type="string">
            <text:p text:style-name="P30">(IP) = 0009</text:p>
            <text:p text:style-name="P30">(AX) = 1A07</text:p>
          </table:table-cell>
          <table:table-cell table:style-name="Table1.E2" office:value-type="string">
            <text:p text:style-name="P30">(IP) = 000C</text:p>
            <text:p text:style-name="P30">(AX) = 01F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0C</text:p>
          </table:table-cell>
          <table:table-cell table:style-name="Table1.D2" office:value-type="string">
            <text:p text:style-name="P28"/>
            <text:p text:style-name="P30">mov cx, ax</text:p>
          </table:table-cell>
          <table:table-cell table:style-name="Table1.D2" office:value-type="string">
            <text:p text:style-name="P28"/>
            <text:p text:style-name="P30">8BC8</text:p>
          </table:table-cell>
          <table:table-cell table:style-name="Table1.D2" office:value-type="string">
            <text:p text:style-name="P30">(IP) = 000C</text:p>
            <text:p text:style-name="P30">(CX) = 00B8</text:p>
          </table:table-cell>
          <table:table-cell table:style-name="Table1.E2" office:value-type="string">
            <text:p text:style-name="P30">(IP) = 000E</text:p>
            <text:p text:style-name="P30">(CX) = 01F4</text:p>
          </table:table-cell>
        </table:table-row>
        <text:soft-page-break/>
        <table:table-row table:style-name="Table1.3">
          <table:table-cell table:style-name="Table1.D2" office:value-type="string">
            <text:p text:style-name="P28"/>
            <text:p text:style-name="P30">000E</text:p>
          </table:table-cell>
          <table:table-cell table:style-name="Table1.D2" office:value-type="string">
            <text:p text:style-name="P28"/>
            <text:p text:style-name="P30">mov bl, EOL</text:p>
          </table:table-cell>
          <table:table-cell table:style-name="Table1.D2" office:value-type="string">
            <text:p text:style-name="P28"/>
            <text:p text:style-name="P30">B324</text:p>
          </table:table-cell>
          <table:table-cell table:style-name="Table1.D2" office:value-type="string">
            <text:p text:style-name="P30">(IP) = 000E</text:p>
            <text:p text:style-name="P30">(BX) = 0000</text:p>
          </table:table-cell>
          <table:table-cell table:style-name="Table1.E2" office:value-type="string">
            <text:p text:style-name="P30">(IP) = 0010</text:p>
            <text:p text:style-name="P30">(BX) = 002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10</text:p>
          </table:table-cell>
          <table:table-cell table:style-name="Table1.D2" office:value-type="string">
            <text:p text:style-name="P28"/>
            <text:p text:style-name="P30">mov bh, n2</text:p>
          </table:table-cell>
          <table:table-cell table:style-name="Table1.D2" office:value-type="string">
            <text:p text:style-name="P28"/>
            <text:p text:style-name="P30">B7CE</text:p>
          </table:table-cell>
          <table:table-cell table:style-name="Table1.D2" office:value-type="string">
            <text:p text:style-name="P30">(IP) = 0010</text:p>
            <text:p text:style-name="P30">(BX) = 0024</text:p>
          </table:table-cell>
          <table:table-cell table:style-name="Table1.E2" office:value-type="string">
            <text:p text:style-name="P30">(IP) = 0012</text:p>
            <text:p text:style-name="P30">(BX) = CE2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12</text:p>
          </table:table-cell>
          <table:table-cell table:style-name="Table1.D2" office:value-type="string">
            <text:p text:style-name="P28"/>
            <text:p text:style-name="P30">mov mem2, n2</text:p>
          </table:table-cell>
          <table:table-cell table:style-name="Table1.D2" office:value-type="string">
            <text:p text:style-name="P28"/>
            <text:p text:style-name="P30">C7060200CEFF</text:p>
          </table:table-cell>
          <table:table-cell table:style-name="Table1.D2" office:value-type="string">
            <text:p text:style-name="P30"/>
            <text:p text:style-name="P30">(IP) = 0012</text:p>
            <text:p text:style-name="P30"/>
          </table:table-cell>
          <table:table-cell table:style-name="Table1.E2" office:value-type="string">
            <text:p text:style-name="P30"/>
            <text:p text:style-name="P30">(IP) = 0018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0">0018</text:p>
          </table:table-cell>
          <table:table-cell table:style-name="Table1.D2" office:value-type="string">
            <text:p text:style-name="P28"/>
            <text:p text:style-name="P30">mov bx, OFFSET vec1</text:p>
          </table:table-cell>
          <table:table-cell table:style-name="Table1.D2" office:value-type="string">
            <text:p text:style-name="P28"/>
            <text:p text:style-name="P30">BB0600</text:p>
          </table:table-cell>
          <table:table-cell table:style-name="Table1.D2" office:value-type="string">
            <text:p text:style-name="P30">(IP) = 0018</text:p>
            <text:p text:style-name="P30">(BX) = CE24</text:p>
          </table:table-cell>
          <table:table-cell table:style-name="Table1.E2" office:value-type="string">
            <text:p text:style-name="P30">(IP) = 001B</text:p>
            <text:p text:style-name="P30">(BX) = 0006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1B</text:p>
          </table:table-cell>
          <table:table-cell table:style-name="Table1.D2" office:value-type="string">
            <text:p text:style-name="P28"/>
            <text:p text:style-name="P31">mov mem1, ax</text:p>
          </table:table-cell>
          <table:table-cell table:style-name="Table1.D2" office:value-type="string">
            <text:p text:style-name="P28"/>
            <text:p text:style-name="P31">A30000</text:p>
          </table:table-cell>
          <table:table-cell table:style-name="Table1.D2" office:value-type="string">
            <text:p text:style-name="P31"/>
            <text:p text:style-name="P31">(IP) = 001B</text:p>
          </table:table-cell>
          <table:table-cell table:style-name="Table1.E2" office:value-type="string">
            <text:p text:style-name="P31"/>
            <text:p text:style-name="P31">(IP) = 001E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1E</text:p>
          </table:table-cell>
          <table:table-cell table:style-name="Table1.D2" office:value-type="string">
            <text:p text:style-name="P28"/>
            <text:p text:style-name="P31">mov al, [bx]</text:p>
          </table:table-cell>
          <table:table-cell table:style-name="Table1.D2" office:value-type="string">
            <text:p text:style-name="P28"/>
            <text:p text:style-name="P31">8A07</text:p>
          </table:table-cell>
          <table:table-cell table:style-name="Table1.D2" office:value-type="string">
            <text:p text:style-name="P31">(IP) = 001E</text:p>
            <text:p text:style-name="P31">(AX) = 01F4</text:p>
          </table:table-cell>
          <table:table-cell table:style-name="Table1.E2" office:value-type="string">
            <text:p text:style-name="P31">(IP) = 0020</text:p>
            <text:p text:style-name="P31">(AX) = 0101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20</text:p>
          </table:table-cell>
          <table:table-cell table:style-name="Table1.D2" office:value-type="string">
            <text:p text:style-name="P28"/>
            <text:p text:style-name="P31">mov al, [bx] + 3</text:p>
          </table:table-cell>
          <table:table-cell table:style-name="Table1.D2" office:value-type="string">
            <text:p text:style-name="P28"/>
            <text:p text:style-name="P31">8A4703</text:p>
          </table:table-cell>
          <table:table-cell table:style-name="Table1.D2" office:value-type="string">
            <text:p text:style-name="P31">(IP) = 0020</text:p>
            <text:p text:style-name="P31">(AX) = 0101</text:p>
          </table:table-cell>
          <table:table-cell table:style-name="Table1.E2" office:value-type="string">
            <text:p text:style-name="P31">(IP) = 0023</text:p>
            <text:p text:style-name="P31">(AX) = 010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23</text:p>
          </table:table-cell>
          <table:table-cell table:style-name="Table1.D2" office:value-type="string">
            <text:p text:style-name="P28"/>
            <text:p text:style-name="P31">mov cx, 3[bx]</text:p>
          </table:table-cell>
          <table:table-cell table:style-name="Table1.D2" office:value-type="string">
            <text:p text:style-name="P28"/>
            <text:p text:style-name="P31">8B4F03</text:p>
          </table:table-cell>
          <table:table-cell table:style-name="Table1.D2" office:value-type="string">
            <text:p text:style-name="P31">(IP) = 0023</text:p>
            <text:p text:style-name="P31">(CX) = 01F4</text:p>
          </table:table-cell>
          <table:table-cell table:style-name="Table1.E2" office:value-type="string">
            <text:p text:style-name="P31">(IP) = 0026</text:p>
            <text:p text:style-name="P31">(CX) = 080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26</text:p>
          </table:table-cell>
          <table:table-cell table:style-name="Table1.D2" office:value-type="string">
            <text:p text:style-name="P28"/>
            <text:p text:style-name="P31">mov di, ind</text:p>
          </table:table-cell>
          <table:table-cell table:style-name="Table1.D2" office:value-type="string">
            <text:p text:style-name="P28"/>
            <text:p text:style-name="P31">BF0200</text:p>
          </table:table-cell>
          <table:table-cell table:style-name="Table1.D2" office:value-type="string">
            <text:p text:style-name="P31">(IP) = 0026</text:p>
            <text:p text:style-name="P31">(DI) = 0000</text:p>
          </table:table-cell>
          <table:table-cell table:style-name="Table1.E2" office:value-type="string">
            <text:p text:style-name="P31">(IP) = 0029</text:p>
            <text:p text:style-name="P31">(DI) = 0002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29</text:p>
          </table:table-cell>
          <table:table-cell table:style-name="Table1.D2" office:value-type="string">
            <text:p text:style-name="P28"/>
            <text:p text:style-name="P31">mov al, vec2[di]</text:p>
          </table:table-cell>
          <table:table-cell table:style-name="Table1.D2" office:value-type="string">
            <text:p text:style-name="P28"/>
            <text:p text:style-name="P31">8A850E00</text:p>
          </table:table-cell>
          <table:table-cell table:style-name="Table1.D2" office:value-type="string">
            <text:p text:style-name="P31">(IP) = 0029</text:p>
            <text:p text:style-name="P31">(AX) = 0104</text:p>
          </table:table-cell>
          <table:table-cell table:style-name="Table1.E2" office:value-type="string">
            <text:p text:style-name="P31">(IP) = 002D</text:p>
            <text:p text:style-name="P31">(AX) = 010A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2D</text:p>
          </table:table-cell>
          <table:table-cell table:style-name="Table1.D2" office:value-type="string">
            <text:p text:style-name="P28"/>
            <text:p text:style-name="P31">mov cx, vec[di]</text:p>
          </table:table-cell>
          <table:table-cell table:style-name="Table1.D2" office:value-type="string">
            <text:p text:style-name="P28"/>
            <text:p text:style-name="P31">8D8D0E00</text:p>
          </table:table-cell>
          <table:table-cell table:style-name="Table1.D2" office:value-type="string">
            <text:p text:style-name="P31">(IP) = 002D</text:p>
            <text:p text:style-name="P31">(CX) = 0804</text:p>
          </table:table-cell>
          <table:table-cell table:style-name="Table1.E2" office:value-type="string">
            <text:p text:style-name="P31">(IP) = 0031</text:p>
            <text:p text:style-name="P31">(CX) = 140A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31</text:p>
          </table:table-cell>
          <table:table-cell table:style-name="Table1.D2" office:value-type="string">
            <text:p text:style-name="P28"/>
            <text:p text:style-name="P31">mov bx, 3</text:p>
          </table:table-cell>
          <table:table-cell table:style-name="Table1.D2" office:value-type="string">
            <text:p text:style-name="P28"/>
            <text:p text:style-name="P31">BB0300</text:p>
          </table:table-cell>
          <table:table-cell table:style-name="Table1.D2" office:value-type="string">
            <text:p text:style-name="P31">(IP) = 0031</text:p>
            <text:p text:style-name="P31">(BX) = 0006</text:p>
          </table:table-cell>
          <table:table-cell table:style-name="Table1.E2" office:value-type="string">
            <text:p text:style-name="P31">(IP) = 0034</text:p>
            <text:p text:style-name="P31">(BX) = 0003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34</text:p>
          </table:table-cell>
          <table:table-cell table:style-name="Table1.D2" office:value-type="string">
            <text:p text:style-name="P28"/>
            <text:p text:style-name="P31">mov al, matr[bx][di]</text:p>
          </table:table-cell>
          <table:table-cell table:style-name="Table1.D2" office:value-type="string">
            <text:p text:style-name="P28"/>
            <text:p text:style-name="P31">8A811600</text:p>
          </table:table-cell>
          <table:table-cell table:style-name="Table1.D2" office:value-type="string">
            <text:p text:style-name="P31">(IP) = 0034</text:p>
            <text:p text:style-name="P31">(AX) = 010A</text:p>
          </table:table-cell>
          <table:table-cell table:style-name="Table1.E2" office:value-type="string">
            <text:p text:style-name="P31">(IP) = 0038</text:p>
            <text:p text:style-name="P31">(AX) = 01FD</text:p>
          </table:table-cell>
        </table:table-row>
        <text:soft-page-break/>
        <table:table-row table:style-name="Table1.3">
          <table:table-cell table:style-name="Table1.D2" office:value-type="string">
            <text:p text:style-name="P31">0038</text:p>
          </table:table-cell>
          <table:table-cell table:style-name="Table1.D2" office:value-type="string">
            <text:p text:style-name="P31">mov cx, matr[bx][di]</text:p>
          </table:table-cell>
          <table:table-cell table:style-name="Table1.D2" office:value-type="string">
            <text:p text:style-name="P31">8B891600</text:p>
          </table:table-cell>
          <table:table-cell table:style-name="Table1.D2" office:value-type="string">
            <text:p text:style-name="P31">(IP) = 0038</text:p>
            <text:p text:style-name="P31">(CX) = 140A</text:p>
          </table:table-cell>
          <table:table-cell table:style-name="Table1.E2" office:value-type="string">
            <text:p text:style-name="P31">(IP) = 0038</text:p>
            <text:p text:style-name="P31">(CX) = FEFD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3C</text:p>
          </table:table-cell>
          <table:table-cell table:style-name="Table1.D2" office:value-type="string">
            <text:p text:style-name="P28"/>
            <text:p text:style-name="P31">mov ax, SEG vec2</text:p>
          </table:table-cell>
          <table:table-cell table:style-name="Table1.D2" office:value-type="string">
            <text:p text:style-name="P28"/>
            <text:p text:style-name="P31">B8071A</text:p>
          </table:table-cell>
          <table:table-cell table:style-name="Table1.D2" office:value-type="string">
            <text:p text:style-name="P31">(IP) = 003C</text:p>
            <text:p text:style-name="P31">(AX) = 01FD</text:p>
          </table:table-cell>
          <table:table-cell table:style-name="Table1.E2" office:value-type="string">
            <text:p text:style-name="P31">(IP) = 003F</text:p>
            <text:p text:style-name="P31">(AX) = 1A07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1">003F</text:p>
          </table:table-cell>
          <table:table-cell table:style-name="Table1.D2" office:value-type="string">
            <text:p text:style-name="P28"/>
            <text:p text:style-name="P31">mov es, ax</text:p>
          </table:table-cell>
          <table:table-cell table:style-name="Table1.D2" office:value-type="string">
            <text:p text:style-name="P28"/>
            <text:p text:style-name="P31">83C0</text:p>
          </table:table-cell>
          <table:table-cell table:style-name="Table1.D2" office:value-type="string">
            <text:p text:style-name="P31">(IP) = 003F</text:p>
            <text:p text:style-name="P31">(ES) = 19F5</text:p>
          </table:table-cell>
          <table:table-cell table:style-name="Table1.E2" office:value-type="string">
            <text:p text:style-name="P31">(IP) = 0041</text:p>
            <text:p text:style-name="P31">(ES) = 1A07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2">0041</text:p>
          </table:table-cell>
          <table:table-cell table:style-name="Table1.D2" office:value-type="string">
            <text:p text:style-name="P28"/>
            <text:p text:style-name="P32">mov ax, es:[bx]</text:p>
          </table:table-cell>
          <table:table-cell table:style-name="Table1.D2" office:value-type="string">
            <text:p text:style-name="P28"/>
            <text:p text:style-name="P32">268B07</text:p>
          </table:table-cell>
          <table:table-cell table:style-name="Table1.D2" office:value-type="string">
            <text:p text:style-name="P32">(IP) = 0041</text:p>
            <text:p text:style-name="P32">(AX) = 1A07</text:p>
          </table:table-cell>
          <table:table-cell table:style-name="Table1.E2" office:value-type="string">
            <text:p text:style-name="P32">(IP) = 0044</text:p>
            <text:p text:style-name="P32">(AX) = 00FF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2">0044</text:p>
          </table:table-cell>
          <table:table-cell table:style-name="Table1.D2" office:value-type="string">
            <text:p text:style-name="P28"/>
            <text:p text:style-name="P32">mov ax, 0</text:p>
          </table:table-cell>
          <table:table-cell table:style-name="Table1.D2" office:value-type="string">
            <text:p text:style-name="P28"/>
            <text:p text:style-name="P32">B80000</text:p>
          </table:table-cell>
          <table:table-cell table:style-name="Table1.D2" office:value-type="string">
            <text:p text:style-name="P32">(IP) = 0044</text:p>
            <text:p text:style-name="P32">(AX) = 00FF</text:p>
          </table:table-cell>
          <table:table-cell table:style-name="Table1.E2" office:value-type="string">
            <text:p text:style-name="P32">(IP) = 0047</text:p>
            <text:p text:style-name="P32">(AX) = 0000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2">0047</text:p>
          </table:table-cell>
          <table:table-cell table:style-name="Table1.D2" office:value-type="string">
            <text:p text:style-name="P28"/>
            <text:p text:style-name="P32">mov es, ax</text:p>
          </table:table-cell>
          <table:table-cell table:style-name="Table1.D2" office:value-type="string">
            <text:p text:style-name="P28"/>
            <text:p text:style-name="P32">8EC0</text:p>
          </table:table-cell>
          <table:table-cell table:style-name="Table1.D2" office:value-type="string">
            <text:p text:style-name="P32">(IP) = 0047</text:p>
            <text:p text:style-name="P32">(ES) = 1A07</text:p>
          </table:table-cell>
          <table:table-cell table:style-name="Table1.E2" office:value-type="string">
            <text:p text:style-name="P32">(IP) = 0049</text:p>
            <text:p text:style-name="P32">(ES) = 0000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2"/>
            <text:p text:style-name="P32"/>
            <text:p text:style-name="P32">0049</text:p>
          </table:table-cell>
          <table:table-cell table:style-name="Table1.D2" office:value-type="string">
            <text:p text:style-name="P28"/>
            <text:p text:style-name="P32"/>
            <text:p text:style-name="P32"/>
            <text:p text:style-name="P32">push ds</text:p>
          </table:table-cell>
          <table:table-cell table:style-name="Table1.D2" office:value-type="string">
            <text:p text:style-name="P28"/>
            <text:p text:style-name="P32"/>
            <text:p text:style-name="P32"/>
            <text:p text:style-name="P32">1E</text:p>
          </table:table-cell>
          <table:table-cell table:style-name="Table1.D2" office:value-type="string">
            <text:p text:style-name="P32">(IP) = 0049</text:p>
            <text:p text:style-name="P32">(SP) = 0014</text:p>
            <text:p text:style-name="P32">(STACK + 0) = 0000</text:p>
            <text:p text:style-name="P32">(STACK + 2) = 19F5</text:p>
          </table:table-cell>
          <table:table-cell table:style-name="Table1.E2" office:value-type="string">
            <text:p text:style-name="P32">(IP) = 004A</text:p>
            <text:p text:style-name="P32">(SP) = 0012</text:p>
            <text:p text:style-name="P32">(STACK + 0) = 1A07</text:p>
            <text:p text:style-name="P32">(STACK + 2) = 0000</text:p>
            <text:p text:style-name="P32">(STACK + 4) = 19F5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2"/>
            <text:p text:style-name="P32"/>
            <text:p text:style-name="P32">004A</text:p>
          </table:table-cell>
          <table:table-cell table:style-name="Table1.D2" office:value-type="string">
            <text:p text:style-name="P28"/>
            <text:p text:style-name="P32"/>
            <text:p text:style-name="P32"/>
            <text:p text:style-name="P32">pop es</text:p>
          </table:table-cell>
          <table:table-cell table:style-name="Table1.D2" office:value-type="string">
            <text:p text:style-name="P28"/>
            <text:p text:style-name="P32"/>
            <text:p text:style-name="P32"/>
            <text:p text:style-name="P32">07</text:p>
          </table:table-cell>
          <table:table-cell table:style-name="Table1.D2" office:value-type="string">
            <text:p text:style-name="P32">(IP) = 004A</text:p>
            <text:p text:style-name="P32">(SP) = 0012</text:p>
            <text:p text:style-name="P32">(STACK + 0) = 1A07</text:p>
            <text:p text:style-name="P32">(STACK + 2) = 0000</text:p>
            <text:p text:style-name="P32">(STACK + 4) = 19F5</text:p>
            <text:p text:style-name="P32">(ES) = 0000</text:p>
          </table:table-cell>
          <table:table-cell table:style-name="Table1.E2" office:value-type="string">
            <text:p text:style-name="P32">(IP) = 004B</text:p>
            <text:p text:style-name="P32">(SP) = 0014</text:p>
            <text:p text:style-name="P32">(STACK + 0) = 0000</text:p>
            <text:p text:style-name="P32">(STACK + 2) = 19F5</text:p>
            <text:p text:style-name="P32">(ES) = 1A07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4B</text:p>
          </table:table-cell>
          <table:table-cell table:style-name="Table1.D2" office:value-type="string">
            <text:p text:style-name="P28"/>
            <text:p text:style-name="P33">mov cx, es:[bx-1]</text:p>
          </table:table-cell>
          <table:table-cell table:style-name="Table1.D2" office:value-type="string">
            <text:p text:style-name="P28"/>
            <text:p text:style-name="P33">268B4FFF</text:p>
          </table:table-cell>
          <table:table-cell table:style-name="Table1.D2" office:value-type="string">
            <text:p text:style-name="P33">(IP) = 004B</text:p>
            <text:p text:style-name="P33">(CX) = FEFD</text:p>
          </table:table-cell>
          <table:table-cell table:style-name="Table1.E2" office:value-type="string">
            <text:p text:style-name="P33">(IP) = 004F</text:p>
            <text:p text:style-name="P33">(CX) = FFCE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4F</text:p>
          </table:table-cell>
          <table:table-cell table:style-name="Table1.D2" office:value-type="string">
            <text:p text:style-name="P28"/>
            <text:p text:style-name="P33">xchg cx, ax</text:p>
          </table:table-cell>
          <table:table-cell table:style-name="Table1.D2" office:value-type="string">
            <text:p text:style-name="P28"/>
            <text:p text:style-name="P33">91</text:p>
          </table:table-cell>
          <table:table-cell table:style-name="Table1.D2" office:value-type="string">
            <text:p text:style-name="P33">(IP) = 004F</text:p>
            <text:p text:style-name="P33">(AX) = 0000</text:p>
            <text:p text:style-name="P33">(CX) = FFCE</text:p>
          </table:table-cell>
          <table:table-cell table:style-name="Table1.E2" office:value-type="string">
            <text:p text:style-name="P33">(IP) = 0050</text:p>
            <text:p text:style-name="P33">(CX) = 0000</text:p>
            <text:p text:style-name="P33">(AX) = FFCE</text:p>
          </table:table-cell>
        </table:table-row>
        <text:soft-page-break/>
        <table:table-row table:style-name="Table1.3">
          <table:table-cell table:style-name="Table1.D2" office:value-type="string">
            <text:p text:style-name="P28"/>
            <text:p text:style-name="P33">0050</text:p>
          </table:table-cell>
          <table:table-cell table:style-name="Table1.D2" office:value-type="string">
            <text:p text:style-name="P28"/>
            <text:p text:style-name="P33">mov di, ind</text:p>
          </table:table-cell>
          <table:table-cell table:style-name="Table1.D2" office:value-type="string">
            <text:p text:style-name="P28"/>
            <text:p text:style-name="P33">BF0200</text:p>
          </table:table-cell>
          <table:table-cell table:style-name="Table1.D2" office:value-type="string">
            <text:p text:style-name="P33">(IP) = 0050</text:p>
            <text:p text:style-name="P33">(DI) = 0002</text:p>
          </table:table-cell>
          <table:table-cell table:style-name="Table1.E2" office:value-type="string">
            <text:p text:style-name="P33">(IP) = 0053</text:p>
            <text:p text:style-name="P33">(DI) = 0002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53</text:p>
          </table:table-cell>
          <table:table-cell table:style-name="Table1.D2" office:value-type="string">
            <text:p text:style-name="P28"/>
            <text:p text:style-name="P33">mov es:[bx+di], ax</text:p>
          </table:table-cell>
          <table:table-cell table:style-name="Table1.D2" office:value-type="string">
            <text:p text:style-name="P28"/>
            <text:p text:style-name="P33">268901</text:p>
          </table:table-cell>
          <table:table-cell table:style-name="Table1.D2" office:value-type="string">
            <text:p text:style-name="P33"/>
            <text:p text:style-name="P33">(IP) = 0053</text:p>
          </table:table-cell>
          <table:table-cell table:style-name="Table1.E2" office:value-type="string">
            <text:p text:style-name="P33"/>
            <text:p text:style-name="P33">(IP) = 0056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56</text:p>
          </table:table-cell>
          <table:table-cell table:style-name="Table1.D2" office:value-type="string">
            <text:p text:style-name="P28"/>
            <text:p text:style-name="P33">mov bp, sp</text:p>
          </table:table-cell>
          <table:table-cell table:style-name="Table1.D2" office:value-type="string">
            <text:p text:style-name="P28"/>
            <text:p text:style-name="P33">8BEC</text:p>
          </table:table-cell>
          <table:table-cell table:style-name="Table1.D2" office:value-type="string">
            <text:p text:style-name="P33">(IP) = 0056</text:p>
            <text:p text:style-name="P33">(BP) = 0000</text:p>
          </table:table-cell>
          <table:table-cell table:style-name="Table1.E2" office:value-type="string">
            <text:p text:style-name="P33">(IP) = 0058</text:p>
            <text:p text:style-name="P33">(BP) = 001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58</text:p>
          </table:table-cell>
          <table:table-cell table:style-name="Table1.D2" office:value-type="string">
            <text:p text:style-name="P28"/>
            <text:p text:style-name="P33">push mem1</text:p>
          </table:table-cell>
          <table:table-cell table:style-name="Table1.D2" office:value-type="string">
            <text:p text:style-name="P28"/>
            <text:p text:style-name="P33">FF360000</text:p>
          </table:table-cell>
          <table:table-cell table:style-name="Table1.D2" office:value-type="string">
            <text:p text:style-name="P33">(IP) = 0058</text:p>
            <text:p text:style-name="P33">(SP) = 0014</text:p>
            <text:p text:style-name="P33">(STACK + 0) = 0000</text:p>
            <text:p text:style-name="P33">(STACK + 2) = 10F5</text:p>
          </table:table-cell>
          <table:table-cell table:style-name="Table1.E2" office:value-type="string">
            <text:p text:style-name="P33">(IP) = 005C</text:p>
            <text:p text:style-name="P33">(SP) = 0012</text:p>
            <text:p text:style-name="P33">(STACK + 0) = 01F4</text:p>
            <text:p text:style-name="P33">(STACK + 2) = 0000</text:p>
            <text:p text:style-name="P33">(STACK + 4) = 19F5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5C</text:p>
          </table:table-cell>
          <table:table-cell table:style-name="Table1.D2" office:value-type="string">
            <text:p text:style-name="P28"/>
            <text:p text:style-name="P33">push mem2</text:p>
          </table:table-cell>
          <table:table-cell table:style-name="Table1.D2" office:value-type="string">
            <text:p text:style-name="P33"/>
            <text:p text:style-name="P33">FF360200</text:p>
          </table:table-cell>
          <table:table-cell table:style-name="Table1.D2" office:value-type="string">
            <text:p text:style-name="P33">(IP) = 005C</text:p>
            <text:p text:style-name="P33">(SP) = 0012</text:p>
            <text:p text:style-name="P33">(STACK + 0) = 01F4</text:p>
            <text:p text:style-name="P33">(STACK + 2) = 0000</text:p>
            <text:p text:style-name="P33">(STACK + 4) = 19F5</text:p>
          </table:table-cell>
          <table:table-cell table:style-name="Table1.E2" office:value-type="string">
            <text:p text:style-name="P33">(IP) = 0060</text:p>
            <text:p text:style-name="P33">(SP) = 0010</text:p>
            <text:p text:style-name="P33">(STACK + 0) = FFCE</text:p>
            <text:p text:style-name="P33">(STACK + 2) = 01F4</text:p>
            <text:p text:style-name="P33">(STACK + 4) = 0000</text:p>
            <text:p text:style-name="P33">(STACK + 6) = 19F5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60</text:p>
          </table:table-cell>
          <table:table-cell table:style-name="Table1.D2" office:value-type="string">
            <text:p text:style-name="P28"/>
            <text:p text:style-name="P33">mov bp, sp</text:p>
          </table:table-cell>
          <table:table-cell table:style-name="Table1.D2" office:value-type="string">
            <text:p text:style-name="P33"/>
            <text:p text:style-name="P33">8BEC</text:p>
          </table:table-cell>
          <table:table-cell table:style-name="Table1.D2" office:value-type="string">
            <text:p text:style-name="P33">(IP) = 0060</text:p>
            <text:p text:style-name="P33">(BP) = 0014</text:p>
          </table:table-cell>
          <table:table-cell table:style-name="Table1.E2" office:value-type="string">
            <text:p text:style-name="P33">(IP) = 0062</text:p>
            <text:p text:style-name="P33">(BP) = 0010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3">0062</text:p>
          </table:table-cell>
          <table:table-cell table:style-name="Table1.D2" office:value-type="string">
            <text:p text:style-name="P28"/>
            <text:p text:style-name="P33">mov dx, [bp] + 2</text:p>
          </table:table-cell>
          <table:table-cell table:style-name="Table1.D2" office:value-type="string">
            <text:p text:style-name="P33"/>
            <text:p text:style-name="P33">8B5602</text:p>
          </table:table-cell>
          <table:table-cell table:style-name="Table1.D2" office:value-type="string">
            <text:p text:style-name="P33">(IP) = 0062</text:p>
            <text:p text:style-name="P33">(DS) = <text:span text:style-name="T38">0000</text:span></text:p>
          </table:table-cell>
          <table:table-cell table:style-name="Table1.E2" office:value-type="string">
            <text:p text:style-name="P33">(IP) = 0065</text:p>
            <text:p text:style-name="P33">(DX) = 01F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5">0065</text:p>
          </table:table-cell>
          <table:table-cell table:style-name="Table1.D2" office:value-type="string">
            <text:p text:style-name="P28"/>
            <text:p text:style-name="P35">mov ret 2</text:p>
          </table:table-cell>
          <table:table-cell table:style-name="Table1.D2" office:value-type="string">
            <text:p text:style-name="P33"/>
            <text:p text:style-name="P35">CA0200</text:p>
          </table:table-cell>
          <table:table-cell table:style-name="Table1.D2" office:value-type="string">
            <text:p text:style-name="P35">(IP) = 0065</text:p>
            <text:p text:style-name="P35">(<text:span text:style-name="T39">SP</text:span>) <text:span text:style-name="T39">= 0010</text:span></text:p>
            <text:p text:style-name="P34">(STACK + 0) = FFCE</text:p>
            <text:p text:style-name="P34">(STACK + 2) = 01F4</text:p>
            <text:p text:style-name="P34">(STACK + 4) = <text:soft-page-break/>0000</text:p>
            <text:p text:style-name="P34">(STACK + 6) = 19F5</text:p>
            <text:p text:style-name="P36">(CS) = 1A0A</text:p>
          </table:table-cell>
          <table:table-cell table:style-name="Table1.E2" office:value-type="string">
            <text:p text:style-name="P36">(IP) = FFCE</text:p>
            <text:p text:style-name="P36">(SP) = 0016</text:p>
            <text:p text:style-name="P36">(STACK + 0) = 19F5</text:p>
            <text:p text:style-name="P36">(CS) = 01F4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6">FFCE</text:p>
          </table:table-cell>
          <table:table-cell table:style-name="Table1.D2" office:value-type="string">
            <text:p text:style-name="P28"/>
            <text:p text:style-name="P36">push es</text:p>
          </table:table-cell>
          <table:table-cell table:style-name="Table1.D2" office:value-type="string">
            <text:p text:style-name="P33"/>
            <text:p text:style-name="P36">06</text:p>
          </table:table-cell>
          <table:table-cell table:style-name="Table1.D2" office:value-type="string">
            <text:p text:style-name="P36">(IP) = FFCE</text:p>
            <text:p text:style-name="P36">(SP) = 0016</text:p>
            <text:p text:style-name="P36">(STACK + 0) = 19F5</text:p>
          </table:table-cell>
          <table:table-cell table:style-name="Table1.E2" office:value-type="string">
            <text:p text:style-name="P36">(IP) = FFCF</text:p>
            <text:p text:style-name="P36">(SP) = 0014</text:p>
            <text:p text:style-name="P36">(STACK + 0) = 1A07</text:p>
            <text:p text:style-name="P36">(STACK + 2) = 19F5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8">FFCF</text:p>
          </table:table-cell>
          <table:table-cell table:style-name="Table1.D2" office:value-type="string">
            <text:p text:style-name="P28"/>
            <text:p text:style-name="P38">popf</text:p>
          </table:table-cell>
          <table:table-cell table:style-name="Table1.D2" office:value-type="string">
            <text:p text:style-name="P33"/>
            <text:p text:style-name="P38">9D</text:p>
          </table:table-cell>
          <table:table-cell table:style-name="Table1.D2" office:value-type="string">
            <text:p text:style-name="P38">(IP) = FFCF</text:p>
            <text:p text:style-name="P37">(SP) = 0014</text:p>
            <text:p text:style-name="P37">(STACK + 0) = 1A07</text:p>
            <text:p text:style-name="P37">(STACK + 2) = 19F5</text:p>
          </table:table-cell>
          <table:table-cell table:style-name="Table1.E2" office:value-type="string">
            <text:p text:style-name="P38">(IP) = FFD0</text:p>
            <text:p text:style-name="P38">(SP) = 0016</text:p>
            <text:p text:style-name="P38">(STACK + 0) = 19F5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8">FFD0</text:p>
          </table:table-cell>
          <table:table-cell table:style-name="Table1.D2" office:value-type="string">
            <text:p text:style-name="P28"/>
            <text:p text:style-name="P38">add ax, C033</text:p>
          </table:table-cell>
          <table:table-cell table:style-name="Table1.D2" office:value-type="string">
            <text:p text:style-name="P33"/>
            <text:p text:style-name="P38">0533C0</text:p>
          </table:table-cell>
          <table:table-cell table:style-name="Table1.D2" office:value-type="string">
            <text:p text:style-name="P38">(IP) = FFD0</text:p>
            <text:p text:style-name="P38">(AX) = FFCE</text:p>
          </table:table-cell>
          <table:table-cell table:style-name="Table1.E2" office:value-type="string">
            <text:p text:style-name="P38">(IP) = FFD3</text:p>
            <text:p text:style-name="P38">(AX) = C001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8">FFD3</text:p>
          </table:table-cell>
          <table:table-cell table:style-name="Table1.D2" office:value-type="string">
            <text:p text:style-name="P28"/>
            <text:p text:style-name="P38">jmp FFD8</text:p>
          </table:table-cell>
          <table:table-cell table:style-name="Table1.D2" office:value-type="string">
            <text:p text:style-name="P33"/>
            <text:p text:style-name="P38">EB03</text:p>
          </table:table-cell>
          <table:table-cell table:style-name="Table1.D2" office:value-type="string">
            <text:p text:style-name="P38"/>
            <text:p text:style-name="P38">(IP) = FFD3</text:p>
          </table:table-cell>
          <table:table-cell table:style-name="Table1.E2" office:value-type="string">
            <text:p text:style-name="P38"/>
            <text:p text:style-name="P38">(IP) = FFD8</text:p>
          </table:table-cell>
        </table:table-row>
        <table:table-row table:style-name="Table1.3">
          <table:table-cell table:style-name="Table1.D2" office:value-type="string">
            <text:p text:style-name="P28"/>
            <text:p text:style-name="P38">FFD8</text:p>
          </table:table-cell>
          <table:table-cell table:style-name="Table1.D2" office:value-type="string">
            <text:p text:style-name="P28"/>
            <text:p text:style-name="P38">ret</text:p>
          </table:table-cell>
          <table:table-cell table:style-name="Table1.D2" office:value-type="string">
            <text:p text:style-name="P33"/>
            <text:p text:style-name="P38">C3</text:p>
          </table:table-cell>
          <table:table-cell table:style-name="Table1.D2" office:value-type="string">
            <text:p text:style-name="P38">(IP) = FFD8</text:p>
            <text:p text:style-name="P38">(SP) = 0016</text:p>
            <text:p text:style-name="P38">(STACK + 0) = 19F5</text:p>
          </table:table-cell>
          <table:table-cell table:style-name="Table1.E2" office:value-type="string">
            <text:p text:style-name="P38">(IP) = 19F5</text:p>
            <text:p text:style-name="P38">(SP) = 0018</text:p>
            <text:p text:style-name="P38">Стек пуст</text:p>
          </table:table-cell>
        </table:table-row>
      </table:table>
      <text:p text:style-name="P25"/>
      <text:p text:style-name="P52">Выводы</text:p>
      <text:p text:style-name="P22"><text:tab/><text:span text:style-name="T4">В процессе выполнения лабораторной работы были получены навыки работы </text:span><text:span text:style-name="T5">с различными режимами адресации и формированием исполнительного адреса на языке ассемблер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0-15T10:19:53.411640601</dc:date>
    <meta:editing-duration>PT1H50M5S</meta:editing-duration>
    <meta:editing-cycles>16</meta:editing-cycles>
    <meta:generator>LibreOffice/6.4.6.2$Linux_X86_64 LibreOffice_project/40$Build-2</meta:generator>
    <meta:document-statistic meta:table-count="2" meta:image-count="0" meta:object-count="0" meta:page-count="20" meta:paragraph-count="624" meta:word-count="2592" meta:character-count="13913" meta:non-whitespace-character-count="10531"/>
  </office:meta>
</office:document-meta>
</file>